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can trivialize certain fights if able to be replayed (not necessarily a problem)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does not double pla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Improvised Assault</text:p>
          </table:table-cell>
          <table:table-cell office:value-type="string" calcext:value-type="string">
            <text:p>image miss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string" calcext:value-type="string">
            <text:p>really not very easy to use (not necessarily a problem)</text:p>
          </table:table-cell>
          <table:table-cell/>
        </table:table-row>
        <table:table-row table:style-name="ro1">
          <table:table-cell office:value-type="string" calcext:value-type="string">
            <text:p>Power Word Kil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does not work with Compensat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Zephyr Strike</text:p>
          </table:table-cell>
          <table:table-cell office:value-type="string" calcext:value-type="string">
            <text:p>description does not mention dexterity, also should probably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hantasmal Force</text:p>
          </table:table-cell>
          <table:table-cell office:value-type="string" calcext:value-type="string">
            <text:p>UI text is incorrect, also seems too strong to not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otent Magic</text:p>
          </table:table-cell>
          <table:table-cell office:value-type="string" calcext:value-type="string">
            <text:p>it’s getting used up by the wrong cards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targeting is wrong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Iron Fist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ield Test</text:p>
          </table:table-cell>
          <table:table-cell office:value-type="string" calcext:value-type="string">
            <text:p>card reward card is all kinds of fucked up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Missile Spray</text:p>
          </table:table-cell>
          <table:table-cell office:value-type="string" calcext:value-type="string">
            <text:p>power feels under curve</text:p>
          </table:table-cell>
          <table:table-cell/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. idea: first aid. 0 energy, spontaneous upgrade to non, heal 4 hp, exhaust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many cards with this keyword end up having very lengthy descriptions</text:p>
          </table:table-cell>
          <table:table-cell/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need another energy card. idea: overvolt. 1 energy upgrade to 0, gain 2 energy and put a burn in your hand</text:p>
          </table:table-cell>
          <table:table-cell/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considering adding “quick” mechanic, specifically to Shield, Riposte, and Light From Abo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1-01T17:02:17.434724060</dc:date>
    <meta:editing-duration>P3DT20H35M44S</meta:editing-duration>
    <meta:editing-cycles>33</meta:editing-cycles>
    <meta:generator>LibreOffice/7.3.7.2$Linux_X86_64 LibreOffice_project/30$Build-2</meta:generator>
    <meta:document-statistic meta:table-count="4" meta:cell-count="87" meta:object-count="0"/>
  </office:meta>
</office:document-meta>
</file>